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ase read INSTALLREAD.txt first! To get the program installed </text:p>
      <text:p text:style-name="Standard"/>
      <text:p text:style-name="P3">Program Usage:</text:p>
      <text:p text:style-name="Standard">To run the program first find an image (make it yourself, steal it from the Internet, etc. i don't care just get an image) and put it in some directory.</text:p>
      <text:p text:style-name="Standard"/>
      <text:p text:style-name="Standard">Now open a terminal to this directory where you saved the image and type <text:span text:style-name="T1">in this order</text:span></text:p>
      <text:p text:style-name="Standard"/>
      <text:p text:style-name="Standard">brandontools &lt;mode&gt; &lt;name&gt; &lt;filename&gt; </text:p>
      <text:p text:style-name="Standard">where mode is the mode you want </text:p>
      <text:p text:style-name="Standard">(one of -mode0 -mode3 or -mode4) </text:p>
      <text:p text:style-name="Standard">name is the name of the file exported (and the array name in the .c file) </text:p>
      <text:p text:style-name="Standard">filename is the filename of the image to export (can be multiple files)</text:p>
      <text:p text:style-name="Standard"/>
      <text:p text:style-name="Standard">an example would be </text:p>
      <text:p text:style-name="Standard">brandontools -mode3 sunset example.png</text:p>
      <text:p text:style-name="Standard"/>
      <text:p text:style-name="Standard">If the program executes successfully then two files are created a &lt;name&gt;.c file and a &lt;name&gt;.h file </text:p>
      <text:p text:style-name="Standard">you are then free to do whatever you want with these two files.</text:p>
      <text:p text:style-name="Standard"/>
      <text:p text:style-name="Standard">General invocations of brandontools are as follows</text:p>
      <text:p text:style-name="Standard"/>
      <text:p text:style-name="Standard">brandontools &lt;mode&gt; &lt;name&gt; &lt;filename&gt;</text:p>
      <text:p text:style-name="Standard">brandontools &lt;mode&gt; &lt;name&gt; &lt;filenames&gt;</text:p>
      <text:p text:style-name="Standard">brandontools &lt;mode&gt; &lt;options&gt; &lt;name&gt; &lt;filename&gt;</text:p>
      <text:p text:style-name="Standard">brandontools &lt;mode&gt; &lt;options&gt; &lt;name&gt; &lt;filenames&gt;</text:p>
      <text:p text:style-name="Standard"/>
      <text:p text:style-name="P3"/>
      <text:p text:style-name="P4">Listing of parameters and what they do :</text:p>
      <text:p text:style-name="Standard"/>
      <text:p text:style-name="P1">mode parameters <text:span text:style-name="T2">(replace &lt;mode&gt; with one of these)</text:span></text:p>
      <text:p text:style-name="Standard">-mode0<text:tab/><text:tab/><text:tab/>Sets the mode to mode0 export [NOT IMPLEMENTED]</text:p>
      <text:p text:style-name="Standard">-mode3 <text:tab/><text:tab/><text:tab/>Sets the mode to mode3 export </text:p>
      <text:p text:style-name="Standard">-mode4 <text:tab/><text:tab/><text:tab/>Sets the mode to mode4 export </text:p>
      <text:p text:style-name="Standard"/>
      <text:p text:style-name="P1">export parameters <text:span text:style-name="T2">(add these after you specify the mode)</text:span></text:p>
      <text:p text:style-name="Standard">-resize=X,Y <text:tab/><text:tab/></text:p>
      <text:p text:style-name="Standard"><text:tab/>Resizes ANY and ALL images you are exporting to X by Y. </text:p>
      <text:p text:style-name="Standard">-start=X <text:tab/><text:tab/></text:p>
      <text:p text:style-name="Standard"><text:tab/>Starts the palette off at index X. <text:s/>Useful if you have another image already exported that has X entries. You will load both palettes into palette mem </text:p>
      <text:p text:style-name="Standard">-transparent=r,g,b<text:tab/></text:p>
      <text:p text:style-name="Standard"><text:tab/>Makes the color r,g,b transparent note that r,g,b corresponds to a pixel in your input image . The range of r,g,b is [0,255]. Note that this does not magically make things transparent you must ignore pixels matching the transparent color when drawing it. <text:s/>This does not work with DMA.</text:p>
      <text:p text:style-name="Standard">-usegimp</text:p>
      <text:p text:style-name="Standard"><text:tab/>Only for mode4 exports. <text:s/>Will run gimp and use its palette generation algorithm to generate your palette. <text:s/>Only if you followed step 0 in INSTALLREAD.txt</text:p>
      <text:p text:style-name="Standard">-palette=X</text:p>
      <text:p text:style-name="Standard"><text:tab/>Only for mode4 exports. <text:s/>Will restrict the palette to X entries. <text:s/>Useful when combined with -start.</text:p>
      <text:p text:style-name="Standard"/>
      <text:p text:style-name="Standard">-animated</text:p>
      <text:p text:style-name="Standard"><text:tab/>In addition to exporting multiple images, this parameter will create a final array that contains pointers to all of the other arrays. <text:s/>In the header file it will extern it so that it is available to any file that includes it. <text:s/>This is useful for animated images. <text:s/>Note that all of the images you export will be in this array. <text:s/>(This is also only supported by mode3 exports at this time.)</text:p>
      <text:p text:style-name="P4">Tips :</text:p>
      <text:p text:style-name="Standard"/>
      <text:p text:style-name="P2">Batch image support </text:p>
      <text:p text:style-name="Standard"/>
      <text:p text:style-name="Standard">To get this use the this command</text:p>
      <text:p text:style-name="Standard"/>
      <text:p text:style-name="Standard">brandontools &lt;mode&gt; &lt;name&gt; &lt;list of filenames&gt; </text:p>
      <text:p text:style-name="Standard"/>
      <text:p text:style-name="Standard">where &lt;list of filenames&gt; is a space separated list of filenames. </text:p>
      <text:p text:style-name="Standard"/>
      <text:p text:style-name="Standard">an example would be </text:p>
      <text:p text:style-name="Standard">brandontools -mode4 thesimpsons bart.png lisa.png homer.png marge.png maggie.png </text:p>
      <text:p text:style-name="Standard"/>
      <text:p text:style-name="Standard">For the best mode4 image quality, make all of your sprites, in gimp make an image with all of the sprites from top to bottom convert the sprite to indexed color mode (generating a palette) and save the image, now use my program to convert this new image as a mode4 image. (Of course after this you will have to split the array up by hand or with code index into the big array created) . Also read the palette section below.</text:p>
      <text:p text:style-name="Standard"/>
      <text:p text:style-name="Standard">or try not to use so many colors when (finding/creating your images) </text:p>
      <text:p text:style-name="Standard"/>
      <text:p text:style-name="Standard"/>
      <text:p text:style-name="P2">Palettes </text:p>
      <text:p text:style-name="Standard">-start=paletteindex </text:p>
      <text:p text:style-name="Standard">This starts out the palette at a certain index. <text:s/>That is every index in the resulting image will be offset by this number. And the entries 0 - paletteindex - 1 in the palette will be set 0x8000. I use 0x8000 as a marker this is actually black. But if you look at the bits the top most bit which is unused is set letting you know oh hey this is a marker. This parameter is dangerous because if you set it to 255 then if more than 1 color is generated by the palette generator Then the program will spit out a warning message, but it will still happily convert it for you. <text:s/>Do not use the output if you get this warning message! You have been warned! If you do trees will be cut down, buildings will crumble, a random butterfly </text:p>
      <text:p text:style-name="Standard">in japan will spontaneously combust. </text:p>
      <text:p text:style-name="Standard"/>
      <text:p text:style-name="Standard">-palette=num_colors </text:p>
      <text:p text:style-name="Standard">This option should only be used if you are doing mode4/mode0 exports . It will define how many colors the exported image should have. <text:s/>Take care in using this though as it will make ugly images if you set this too low. When used in combination with -usegimp will tell gimp to restrict the palette to num_colors colors.</text:p>
      <text:p text:style-name="Standard"/>
      <text:p text:style-name="Standard"/>
      <text:p text:style-name="P2">"Transparent" Colors </text:p>
      <text:p text:style-name="Standard">-transparent=r,g,b </text:p>
      <text:p text:style-name="Standard">This parameter when used in mode3 marks the color in the image as transparent. <text:s/>The .h file will include a symbol with the value of the transparent color. </text:p>
      <text:p text:style-name="Standard">When drawing your image you can check if the color matches this symbol and then not draw it. </text:p>
      <text:p text:style-name="Standard">When this parameter is used in mode4 it will make this color the first palette entry. </text:p>
      <text:p text:style-name="Standard"/>
      <text:p text:style-name="Standard"/>
      <text:p text:style-name="P2"><text:soft-page-break/>Gimp</text:p>
      <text:p text:style-name="Standard">-usegimp </text:p>
      <text:p text:style-name="Standard">This option should only be used if you are doing mode4/mode0 exports. It will run a script that converts your image to 256 colors and then continues processing using that image. </text:p>
      <text:p text:style-name="Standard"/>
      <text:p text:style-name="Standard"/>
      <text:p text:style-name="P3">Credits :</text:p>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2-11-03T19:57:18</dc:date>
    <meta:editing-duration>PT2M2S</meta:editing-duration>
    <meta:editing-cycles>3</meta:editing-cycles>
    <meta:generator>LibreOffice/3.5$Linux_x86 LibreOffice_project/350m1$Build-2</meta:generator>
    <meta:document-statistic meta:table-count="0" meta:image-count="0" meta:object-count="0" meta:page-count="4" meta:paragraph-count="67" meta:word-count="910" meta:character-count="5338" meta:non-whitespace-character-count="4425"/>
  </office:meta>
</office:document-meta>
</file>